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8" style:display-name="3._Installatie_afronden.8" style:family="table-row">
      <style:table-row-properties style:min-row-height="0.113cm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0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5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a51470" style:font-size-asian="10pt" style:font-size-complex="10pt"/>
    </style:style>
    <style:style style:name="P28" style:family="paragraph" style:parent-style-name="Standard">
      <style:text-properties officeooo:paragraph-rsid="04f68805"/>
    </style:style>
    <style:style style:name="P2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text-properties officeooo:rsid="0dde9a1c" officeooo:paragraph-rsid="0dde9a1c"/>
    </style:style>
    <style:style style:name="P32" style:family="paragraph" style:parent-style-name="Standard">
      <style:text-properties officeooo:rsid="0dde9a1c" officeooo:paragraph-rsid="0f28fb61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4" style:family="paragraph" style:parent-style-name="Standard">
      <style:text-properties officeooo:rsid="0dde9a1c" officeooo:paragraph-rsid="0ddfbc49"/>
    </style:style>
    <style:style style:name="P35" style:family="paragraph" style:parent-style-name="Footnote">
      <style:text-properties officeooo:rsid="043ccc66" officeooo:paragraph-rsid="0dca2508"/>
    </style:style>
    <style:style style:name="P36" style:family="paragraph" style:parent-style-name="Footnote">
      <style:text-properties officeooo:rsid="043ccc66" officeooo:paragraph-rsid="0e5afad8"/>
    </style:style>
    <style:style style:name="P37" style:family="paragraph" style:parent-style-name="Standard">
      <style:paragraph-properties fo:text-align="center" style:justify-single-word="false"/>
      <style:text-properties officeooo:paragraph-rsid="0cc50ec9"/>
    </style:style>
    <style:style style:name="P38" style:family="paragraph" style:parent-style-name="Standard">
      <style:paragraph-properties fo:text-align="center" style:justify-single-word="false"/>
      <style:text-properties officeooo:paragraph-rsid="0daef67d"/>
    </style:style>
    <style:style style:name="P39" style:family="paragraph" style:parent-style-name="Standard">
      <style:paragraph-properties fo:text-align="center" style:justify-single-word="false"/>
      <style:text-properties officeooo:paragraph-rsid="0db0d4d1"/>
    </style:style>
    <style:style style:name="P40" style:family="paragraph" style:parent-style-name="Standard">
      <style:paragraph-properties fo:text-align="center" style:justify-single-word="false"/>
      <style:text-properties officeooo:paragraph-rsid="0cc5fe5b"/>
    </style:style>
    <style:style style:name="P41" style:family="paragraph" style:parent-style-name="Standard">
      <style:paragraph-properties fo:text-align="center" style:justify-single-word="false"/>
      <style:text-properties officeooo:paragraph-rsid="0d1ec96e"/>
    </style:style>
    <style:style style:name="P42" style:family="paragraph" style:parent-style-name="Standard">
      <style:paragraph-properties fo:text-align="center" style:justify-single-word="false"/>
      <style:text-properties officeooo:paragraph-rsid="0d804757"/>
    </style:style>
    <style:style style:name="P43" style:family="paragraph" style:parent-style-name="Standard">
      <style:paragraph-properties fo:text-align="center" style:justify-single-word="false"/>
      <style:text-properties officeooo:paragraph-rsid="0dce9327"/>
    </style:style>
    <style:style style:name="P44" style:family="paragraph" style:parent-style-name="Standard">
      <style:paragraph-properties fo:text-align="center" style:justify-single-word="false"/>
      <style:text-properties officeooo:paragraph-rsid="103fc298"/>
    </style:style>
    <style:style style:name="P45" style:family="paragraph" style:parent-style-name="Standard">
      <style:paragraph-properties fo:text-align="center" style:justify-single-word="false"/>
      <style:text-properties officeooo:paragraph-rsid="10411e41"/>
    </style:style>
    <style:style style:name="P46" style:family="paragraph" style:parent-style-name="Footnote">
      <style:text-properties officeooo:paragraph-rsid="0f92b562"/>
    </style:style>
    <style:style style:name="P47" style:family="paragraph" style:parent-style-name="Standard">
      <style:text-properties officeooo:paragraph-rsid="0f9ce6c3"/>
    </style:style>
    <style:style style:name="P48" style:family="paragraph" style:parent-style-name="Standard">
      <style:text-properties officeooo:paragraph-rsid="0f9ee08e"/>
    </style:style>
    <style:style style:name="P49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0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51" style:family="paragraph" style:parent-style-name="Standard">
      <loext:graphic-properties draw:fill-hatch-name="hatch"/>
      <style:paragraph-properties style:vertical-align="auto"/>
      <style:text-properties officeooo:paragraph-rsid="1094783a"/>
    </style:style>
    <style:style style:name="P52" style:family="paragraph" style:parent-style-name="Footnote">
      <loext:graphic-properties draw:fill-hatch-name="hatch"/>
      <style:paragraph-properties style:vertical-align="auto"/>
      <style:text-properties officeooo:paragraph-rsid="10a51470"/>
    </style:style>
    <style:style style:name="P53" style:family="paragraph" style:parent-style-name="Standard">
      <loext:graphic-properties draw:fill-hatch-name="hatch"/>
      <style:paragraph-properties style:vertical-align="auto"/>
      <style:text-properties officeooo:paragraph-rsid="10a38b71"/>
    </style:style>
    <style:style style:name="P54" style:family="paragraph" style:parent-style-name="Standard">
      <style:text-properties officeooo:paragraph-rsid="1044b2e0"/>
    </style:style>
    <style:style style:name="P55" style:family="paragraph" style:parent-style-name="Standard">
      <style:text-properties officeooo:paragraph-rsid="1090da41"/>
    </style:style>
    <style:style style:name="P56" style:family="paragraph" style:parent-style-name="Standard">
      <style:text-properties officeooo:paragraph-rsid="10929fde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Footnote">
      <style:text-properties officeooo:paragraph-rsid="10a5bb50"/>
    </style:style>
    <style:style style:name="P60" style:family="paragraph" style:parent-style-name="Standard">
      <style:text-properties officeooo:paragraph-rsid="101c0948"/>
    </style:style>
    <style:style style:name="P61" style:family="paragraph" style:parent-style-name="Standard">
      <style:text-properties officeooo:paragraph-rsid="10abd9a7"/>
    </style:style>
    <style:style style:name="P62" style:family="paragraph" style:parent-style-name="Standard">
      <style:text-properties officeooo:paragraph-rsid="0ddfbc49"/>
    </style:style>
    <style:style style:name="P63" style:family="paragraph" style:parent-style-name="Footnote">
      <style:text-properties officeooo:paragraph-rsid="10c154ff"/>
    </style:style>
    <style:style style:name="P64" style:family="paragraph" style:parent-style-name="Footnote">
      <style:text-properties officeooo:paragraph-rsid="10cb2566"/>
    </style:style>
    <style:style style:name="P65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6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6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8" style:family="paragraph" style:parent-style-name="Standard" style:list-style-name="L1">
      <style:paragraph-properties fo:break-before="page"/>
      <style:text-properties officeooo:paragraph-rsid="0b0ddd8e"/>
    </style:style>
    <style:style style:name="P6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3" style:family="paragraph" style:parent-style-name="Standard">
      <style:text-properties officeooo:paragraph-rsid="1104ef98"/>
    </style:style>
    <style:style style:name="P74" style:family="paragraph" style:parent-style-name="Standard">
      <style:text-properties officeooo:paragraph-rsid="1108b645"/>
    </style:style>
    <style:style style:name="P7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style:text-underline-style="none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10968bf5" style:font-size-asian="12pt" style:font-size-complex="12pt"/>
    </style:style>
    <style:style style:name="T13" style:family="text">
      <style:text-properties style:font-name="Liberation Sans" fo:font-size="12pt" style:text-underline-style="none" officeooo:rsid="10abd9a7" style:font-size-asian="12pt" style:font-size-complex="12pt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Ubuntu1" fo:font-size="11pt" style:font-size-asian="11pt" style:font-size-complex="11pt"/>
    </style:style>
    <style:style style:name="T16" style:family="text">
      <style:text-properties style:font-name="Ubuntu1" fo:font-size="10pt" style:font-size-asian="10pt" style:font-size-complex="10pt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" style:family="text">
      <style:text-properties fo:language="nl" fo:country="NL" style:text-underline-style="none" officeooo:rsid="10acc36d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" style:family="text">
      <style:text-properties fo:language="nl" fo:country="NL" style:text-underline-style="none" officeooo:rsid="10ae1a51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" style:family="text">
      <style:text-properties fo:language="nl" fo:country="NL" style:text-underline-style="none" officeooo:rsid="10b2aa94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109e987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a87eaf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af12d8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fo:font-weight="normal" officeooo:rsid="109f7e2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10bdf374" style:font-size-asian="12pt" style:language-asian="nl" style:country-asian="NL" style:font-style-asian="normal" style:font-name-complex="Bitstream Vera Sans" style:font-size-complex="12pt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2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3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54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55" style:family="text">
      <style:text-properties fo:color="#000000" loext:opacity="100%" style:text-line-through-style="none" style:text-line-through-type="none" fo:language="nl" fo:country="NL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56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c7c3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c97be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5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55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59" style:family="text">
      <style:text-properties fo:color="#000000" loext:opacity="100%" style:text-line-through-style="none" style:text-line-through-type="none" fo:language="en" fo:country="GB" fo:font-style="normal" style:text-underline-style="none" officeooo:rsid="10bc6d50" style:font-size-asian="10pt" style:language-asian="nl" style:country-asian="NL" style:font-style-asian="normal" style:font-name-complex="Bitstream Vera Sans" style:font-size-complex="10pt" style:font-style-complex="normal"/>
    </style:style>
    <style:style style:name="T160" style:family="text">
      <style:text-properties fo:color="#000000" loext:opacity="100%" style:text-line-through-style="none" style:text-line-through-type="none" fo:language="en" fo:country="GB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161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62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1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74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7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0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2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3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5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6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87" style:family="text">
      <style:text-properties fo:color="#000000" loext:opacity="100%" fo:language="nl" fo:country="NL" officeooo:rsid="11062487" style:font-name-asian="HG Mincho Light J" style:language-asian="nl" style:country-asian="NL" style:font-name-complex="Arial Unicode MS" style:language-complex="nl" style:country-complex="NL"/>
    </style:style>
    <style:style style:name="T188" style:family="text">
      <style:text-properties fo:color="#000000" loext:opacity="100%" fo:language="nl" fo:country="NL" officeooo:rsid="1110ceaf" style:font-name-asian="HG Mincho Light J" style:language-asian="nl" style:country-asian="NL" style:font-name-complex="Arial Unicode MS" style:language-complex="nl" style:country-complex="NL"/>
    </style:style>
    <style:style style:name="T189" style:family="text">
      <style:text-properties fo:color="#000000" loext:opacity="100%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1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6" style:family="text">
      <style:text-properties fo:color="#000000" loext:opacity="100%" style:font-name="Liberation Sans" fo:font-size="12pt" style:font-size-asian="12pt" style:font-size-complex="12pt"/>
    </style:style>
    <style:style style:name="T21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18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32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33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34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36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38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39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240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241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242" style:family="text">
      <style:text-properties style:text-line-through-style="none" style:text-line-through-type="none" style:font-name="Liberation Sans" fo:font-size="12pt" fo:language="en" fo:country="GB" style:text-underline-style="none" officeooo:rsid="10bf0b4e" style:font-size-asian="12pt" style:font-size-complex="12pt"/>
    </style:style>
    <style:style style:name="T24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44" style:family="text">
      <style:text-properties style:text-line-through-style="none" style:text-line-through-type="none" style:font-name="Liberation Sans" fo:font-size="12pt" fo:language="en" fo:country="GB" style:text-underline-style="none" officeooo:rsid="1080f71b" fo:background-color="transparent" loext:char-shading-value="0" style:font-size-asian="12pt" style:font-size-complex="12pt"/>
    </style:style>
    <style:style style:name="T245" style:family="text">
      <style:text-properties style:text-line-through-style="none" style:text-line-through-type="none" style:font-name="Liberation Sans" fo:font-size="12pt" fo:language="en" fo:country="GB" style:text-underline-style="none" officeooo:rsid="1058dcf3" fo:background-color="transparent" loext:char-shading-value="0" style:font-size-asian="12pt" style:font-size-complex="12pt"/>
    </style:style>
    <style:style style:name="T246" style:family="text">
      <style:text-properties style:text-line-through-style="none" style:text-line-through-type="none" style:font-name="Liberation Sans" fo:font-size="12pt" fo:language="en" fo:country="GB" style:text-underline-style="none" officeooo:rsid="10c74bda" fo:background-color="transparent" loext:char-shading-value="0" style:font-size-asian="12pt" style:font-size-complex="12pt"/>
    </style:style>
    <style:style style:name="T247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248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24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60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61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6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67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68" style:family="text">
      <style:text-properties officeooo:rsid="04473353"/>
    </style:style>
    <style:style style:name="T26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d8a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1" style:family="text">
      <style:text-properties officeooo:rsid="0aace3cd"/>
    </style:style>
    <style:style style:name="T27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8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5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6" style:family="text">
      <style:text-properties officeooo:rsid="0f8f58bd"/>
    </style:style>
    <style:style style:name="T297" style:family="text">
      <style:text-properties officeooo:rsid="0f95a7a0"/>
    </style:style>
    <style:style style:name="T298" style:family="text">
      <style:text-properties officeooo:rsid="105c8aaa"/>
    </style:style>
    <style:style style:name="T299" style:family="text">
      <style:text-properties officeooo:rsid="107e8e04"/>
    </style:style>
    <style:style style:name="T300" style:family="text">
      <style:text-properties officeooo:rsid="1083fa7a"/>
    </style:style>
    <style:style style:name="T301" style:family="text">
      <style:text-properties officeooo:rsid="10968bf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66"><text:span text:style-name="T192">C</text:span><text:span text:style-name="T191">hecklist voor </text:span><text:span text:style-name="T193">de installatie</text:span><text:span text:style-name="T191"> van </text:span><text:span text:style-name="T197"><text:user-field-get text:name="Distro">AlmaLinux</text:user-field-get></text:span><text:span text:style-name="T199"><text:s/></text:span><text:span text:style-name="T197"><text:user-field-get text:name="Version">9.x</text:user-field-get></text:span><text:span text:style-name="T195"><text:note text:id="ftn1" text:note-class="footnote"><text:note-citation>1</text:note-citation><text:note-body><text:p text:style-name="P63"><text:span text:style-name="T274">D</text:span><text:span text:style-name="T272">eze </text:span><text:span text:style-name="T277"><text:user-field-get text:name="Distro">AlmaLinux</text:user-field-get></text:span><text:span text:style-name="T273"><text:s/></text:span><text:span text:style-name="T278"><text:user-field-get text:name="Version">9.x</text:user-field-get></text:span><text:span text:style-name="T278"><text:s/>Desktop/</text:span><text:span text:style-name="T279">Workstation</text:span><text:span text:style-name="T272"> wordt ondersteund tot </text:span><text:span text:style-name="T276">31 </text:span><text:span text:style-name="T275">mei</text:span><text:span text:style-name="T272"> 20</text:span><text:span text:style-name="T276">32</text:span><text:span text:style-name="T272">.</text:span></text:p></text:note-body></text:note></text:span><text:span text:style-name="T196"><text:s/></text:span><text:span text:style-name="T198">Desktop/</text:span><text:span text:style-name="T200">Workstation</text:span><text:span text:style-name="T194">.</text:span></text:p>
      <text:p text:style-name="P60"/>
      <text:p text:style-name="P7"/>
      <text:p text:style-name="P57">Vul het tekstvak achter &lt;...&gt; in</text:p>
      <text:p text:style-name="P2"><text:span text:style-name="T18">&lt;</text:span><text:span text:style-name="T20">g</text:span><text:span text:style-name="T19">ebruiker</text:span><text:span text:style-name="T18">&gt;</text:span><text:span text:style-name="T256"><text:tab/><text:tab/></text:span><text:span text:style-name="T267"> <text:tab/><text:tab/></text:span><text:span text:style-name="T257"><draw:control text:anchor-type="as-char" svg:y="-0.4cm" draw:z-index="9" draw:name="Gebruiker 2" draw:style-name="gr2" draw:text-style-name="P76" svg:width="6.002cm" svg:height="0.5cm" draw:control="control8"><svg:title>Gebruiker</svg:title><svg:desc>Volledige naam, bijv. Jan Stek</svg:desc></draw:control></text:span><text:span text:style-name="T257"><text:tab/></text:span><text:span text:style-name="T258">b</text:span><text:span text:style-name="T289">ijv.</text:span><text:span text:style-name="T259"> </text:span><text:span text:style-name="T266">J</text:span><text:span text:style-name="T265">a</text:span><text:span text:style-name="T266">n </text:span><text:span text:style-name="T265">Jansen</text:span></text:p>
      <text:p text:style-name="P56"><text:span text:style-name="T8">&lt;</text:span><text:span text:style-name="T263">g</text:span><text:span text:style-name="T10">ebruikersnaam</text:span><text:span text:style-name="T8">&gt;</text:span><text:span text:style-name="T10"><text:tab/></text:span><text:span text:style-name="T261"><draw:control text:anchor-type="as-char" svg:y="-0.4cm" draw:z-index="10" draw:name="Gberuikersnaam 3" draw:style-name="gr2" draw:text-style-name="P76" svg:width="6.002cm" svg:height="0.5cm" draw:control="control9"><svg:title>Gebruikersnaam</svg:title><svg:desc>Korte naam, bijv. jan</svg:desc></draw:control></text:span><text:span text:style-name="T261"><text:tab/></text:span><text:span text:style-name="T262">b</text:span><text:span text:style-name="T292">ijv.</text:span><text:span text:style-name="T5"> </text:span><text:span text:style-name="T213">j</text:span><text:span text:style-name="T214">a</text:span><text:span text:style-name="T213">n</text:span></text:p>
      <text:p text:style-name="P2"><text:span text:style-name="T8">&lt;</text:span><text:span text:style-name="T9">c</text:span><text:span text:style-name="T13">omputernaam</text:span><text:span text:style-name="T8">&gt;</text:span><text:span text:style-name="T264"><text:tab/><text:tab/></text:span><text:span text:style-name="T10"><draw:control text:anchor-type="as-char" svg:y="-0.4cm" draw:z-index="11" draw:name="Computernaam 1" draw:style-name="gr2" draw:text-style-name="P76" svg:width="6.002cm" svg:height="0.5cm" draw:control="control10"><svg:title>Computernaam</svg:title><svg:desc>Unieke naam van de computer</svg:desc></draw:control></text:span><text:span text:style-name="T10"><text:tab/></text:span><text:span text:style-name="T12">b</text:span><text:span text:style-name="T291">ijv.</text:span><text:span text:style-name="T252"> </text:span><text:span text:style-name="T255">pc02</text:span></text:p>
      <text:p text:style-name="P2"><text:span text:style-name="T18">&lt;</text:span><text:span text:style-name="T251">g</text:span><text:span text:style-name="T250">ebruiker</text:span><text:span text:style-name="T18">&gt;</text:span><text:span text:style-name="T249"><text:tab/></text:span><text:span text:style-name="T253"><text:tab/></text:span><text:span text:style-name="T267"> <text:tab/><text:tab/></text:span><text:span text:style-name="T257"><draw:control text:anchor-type="as-char" svg:y="-0.4cm" draw:z-index="12" draw:name="Gebruiker 3" draw:style-name="gr2" draw:text-style-name="P76" svg:width="6.002cm" svg:height="0.5cm" draw:control="control11"><svg:title>Gebruiker</svg:title><svg:desc>Volledige naam, bijv. Jan Stek</svg:desc></draw:control></text:span><text:span text:style-name="T257"><text:tab/></text:span><text:span text:style-name="T258">e</text:span><text:span text:style-name="T290">vt.</text:span><text:span text:style-name="T260"> extra gebruikers</text:span></text:p>
      <text:p text:style-name="P61"><text:span text:style-name="T18">&lt;</text:span><text:span text:style-name="T251">g</text:span><text:span text:style-name="T250">ebruikersnaam</text:span><text:span text:style-name="T18">&gt;</text:span><text:span text:style-name="T249"><text:tab/></text:span><text:span text:style-name="T261"><draw:control text:anchor-type="as-char" svg:y="-0.4cm" draw:z-index="13" draw:name="Gberuikersnaam 4" draw:style-name="gr2" draw:text-style-name="P76" svg:width="6.002cm" svg:height="0.5cm" draw:control="control12"><svg:title>Gebruikersnaam</svg:title><svg:desc>Korte naam, bijv. jan</svg:desc></draw:control></text:span><text:span text:style-name="T261"><text:tab/></text:span><text:span text:style-name="T262">e</text:span><text:span text:style-name="T293">vt.</text:span><text:span text:style-name="T254"> extra gebruikers</text:span></text:p>
      <text:p text:style-name="P58"><text:span text:style-name="T301">v</text:span>ervang &lt;...&gt; in deze checklist door de waarde in het tekstvak.</text:p>
      <text:p text:style-name="P26"/>
      <text:p text:style-name="P26"/>
      <text:p text:style-name="P1"><text:span text:style-name="Strong_20_Emphasis"><text:span text:style-name="T171">Nog niet op Linux?</text:span></text:span><text:span text:style-name="T205"><text:tab/></text:span><text:span text:style-name="T209">G</text:span><text:span text:style-name="T206">ebruik </text:span><text:span text:style-name="Strong_20_Emphasis"><text:span text:style-name="T210">Checklist </text:span></text:span><text:span text:style-name="Strong_20_Emphasis"><text:span text:style-name="T211">overzetten</text:span></text:span><text:span text:style-name="T206"> op </text:span><text:a xlink:type="simple" xlink:href="https://karelzimer.nl/" text:style-name="Internet_20_link" text:visited-style-name="Visited_20_Internet_20_Link"><text:span text:style-name="Internet_20_link"><text:span text:style-name="T4">karelzimmer.nl</text:span></text:span></text:a><text:span text:style-name="T207"> onder </text:span><text:span text:style-name="Strong_20_Emphasis"><text:span text:style-name="T172">Linux</text:span></text:span><text:span text:style-name="T208">.</text:span></text:p>
      <text:p text:style-name="P25"><text:span text:style-name="Strong_20_Emphasis"><text:span text:style-name="T173">Nieuwe installatie?</text:span></text:span><text:span text:style-name="T168"><text:tab/></text:span><text:span text:style-name="T170">B</text:span><text:span text:style-name="T168">egin bij hoofdstuk </text:span><text:span text:style-name="Strong_20_Emphasis"><text:span text:style-name="T173"><text:bookmark-ref text:reference-format="page" text:ref-name="__RefNumPara__4009_1271708128">2</text:bookmark-ref></text:span></text:span><text:span text:style-name="Strong_20_Emphasis"><text:span text:style-name="T173"><text:s text:c="2"/></text:span></text:span><text:span text:style-name="Strong_20_Emphasis"><text:span text:style-name="T174"><text:bookmark-ref text:reference-format="text" text:ref-name="__RefNumPara__4009_1271708128">Installatie uitvoeren </text:bookmark-ref></text:span></text:span><text:span text:style-name="T169">.</text:span></text:p>
      <text:p text:style-name="P14"/>
      <text:p text:style-name="P14"/>
      <text:list text:style-name="L1">
        <text:list-item>
          <text:p text:style-name="P69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><text:span text:style-name="Strong_20_Emphasis"><text:span text:style-name="T100"><draw:control text:anchor-type="as-char" draw:z-index="4" draw:name="Vorm3_0" draw:style-name="gr1" draw:text-style-name="P75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100"><draw:control text:anchor-type="as-char" draw:z-index="5" draw:name="Vorm3_ 2" draw:style-name="gr1" draw:text-style-name="P75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30"><text:span text:style-name="T63">Aanmelden als </text:span><text:span text:style-name="T22">&lt;</text:span><text:span text:style-name="T24">g</text:span><text:span text:style-name="T23">ebruiker</text:span><text:span text:style-name="T22">&gt;</text:span><text:span text:style-name="T6"><text:note text:id="ftn2" text:note-class="footnote"><text:note-citation>2</text:note-citation><text:note-body><text:p text:style-name="P35"><text:span text:style-name="T130">E</text:span><text:span text:style-name="T140">v</text:span><text:span text:style-name="T141">en</text:span><text:span text:style-name="T143">t</text:span><text:span text:style-name="T144">uele </text:span><text:span text:style-name="T145">extra </text:span><text:span text:style-name="T295">gebruiker</text:span><text:span text:style-name="T138">s</text:span><text:span text:style-name="T145"> aanmelden </text:span><text:span text:style-name="T146">en dezelfde stappen uitvoeren</text:span><text:span text:style-name="T142">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15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4"><text:span text:style-name="Strong_20_Emphasis"><text:span text:style-name="T102"><draw:control text:anchor-type="as-char" draw:z-index="14" draw:name="Vorm4" draw:style-name="gr1" draw:text-style-name="P75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3" office:value-type="string">
            <text:p text:style-name="P73"><text:span text:style-name="T97">T</text:span><text:span text:style-name="T75">yp </text:span><text:span text:style-name="User_20_Entry"><text:span text:style-name="T38">term</text:span></text:span><text:span text:style-name="T98"> </text:span><text:span text:style-name="T97">op het activiteitenoverzicht</text:span><text:span text:style-name="T167"><text:note text:id="ftn3" text:note-class="footnote"><text:note-citation>3</text:note-citation><text:note-body><text:p text:style-name="P65"><text:span text:style-name="T184">D</text:span><text:span text:style-name="T187">ruk op d</text:span><text:span text:style-name="T184">e </text:span><text:span text:style-name="T186">Super</text:span><text:span text:style-name="T184">-toets </text:span><text:span text:style-name="T187">(</text:span><text:span text:style-name="T184">Windows, Command, </text:span><text:span text:style-name="T188">of </text:span><text:span text:style-name="T184">Vergrootglas-toets</text:span><text:span text:style-name="T185">) </text:span><text:span text:style-name="T187">of klik linksboven op </text:span><text:span text:style-name="sterk_20_accent_20_voetnoot"><text:span text:style-name="T187">Activiteiten</text:span></text:span><text:span text:style-name="T184">.</text:span></text:p></text:note-body></text:note></text:span><text:span text:style-name="T97"> </text:span><text:span text:style-name="T81">e</text:span><text:span text:style-name="T66">n </text:span><text:span text:style-name="T78">k</text:span><text:span text:style-name="T66">lik op het </text:span><text:span text:style-name="Strong_20_Emphasis"><text:span text:style-name="T119">Terminalvenster</text:span></text:span><text:span text:style-name="Strong_20_Emphasis"><text:span text:style-name="T99">-</text:span></text:span><text:span text:style-name="Strong_20_Emphasis"><text:span text:style-name="T66">pictogram</text:span></text:span><text:span text:style-name="Strong_20_Emphasis"><text:span text:style-name="T83">.</text:span></text:span><text:span text:style-name="Strong_20_Emphasis"><text:span text:style-name="T67"> 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><text:span text:style-name="Strong_20_Emphasis"><text:span text:style-name="T65"/></text:span></text:p>
          </table:table-cell>
          <table:table-cell table:style-name="_31_._5f_Installatie_5f_voorbereiden.A1" office:value-type="string">
            <text:p text:style-name="P38"><text:span text:style-name="Strong_20_Emphasis"><text:span text:style-name="T65"/></text:span></text:p>
          </table:table-cell>
          <table:table-cell table:style-name="_31_._5f_Installatie_5f_voorbereiden.D4" office:value-type="string">
            <text:p text:style-name="P49"><text:span text:style-name="T2">Typ</text:span><text:span text:style-name="T67"> de </text:span><text:span text:style-name="T95">volgende d</text:span><text:span text:style-name="T94">ri</text:span><text:span text:style-name="T68">e </text:span><text:span text:style-name="T67">opdrachten, ieder gevolgd door de </text:span><text:span text:style-name="T47">Enter</text:span><text:span text:style-name="T66">-toets: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5" office:value-type="string">
            <text:p text:style-name="P54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6" office:value-type="string">
            <text:p text:style-name="P54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31"><text:span text:style-name="T2">V</text:span><text:span text:style-name="T69">olg </text:span><text:span text:style-name="T70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16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4"><text:span text:style-name="Strong_20_Emphasis"><text:span text:style-name="T102"><draw:control text:anchor-type="as-char" draw:z-index="15" draw:name="Vorm 3" draw:style-name="gr1" draw:text-style-name="P75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102"><draw:control text:anchor-type="as-char" draw:z-index="16" draw:name="Vorm 4" draw:style-name="gr1" draw:text-style-name="P75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74"><text:span text:style-name="T97">T</text:span><text:span text:style-name="T75">yp </text:span><text:span text:style-name="User_20_Entry"><text:span text:style-name="T39">menu</text:span></text:span><text:span text:style-name="T98"> </text:span><text:span text:style-name="T97">op het activiteitenoverzicht </text:span><text:span text:style-name="T81">e</text:span><text:span text:style-name="T66">n </text:span><text:span text:style-name="T78">k</text:span><text:span text:style-name="T66">lik op het </text:span><text:span text:style-name="Strong_20_Emphasis"><text:span text:style-name="T49">Installatiem</text:span></text:span><text:span text:style-name="Strong_20_Emphasis"><text:span text:style-name="T50">enu</text:span></text:span><text:span text:style-name="Strong_20_Emphasis"><text:span text:style-name="T99">-</text:span></text:span><text:span text:style-name="Strong_20_Emphasis"><text:span text:style-name="T66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65"/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65"/></text:span></text:p>
          </table:table-cell>
          <table:table-cell table:style-name="_31_._5f_Installatie_5f_voorbereiden.D10" office:value-type="string">
            <text:p text:style-name="P47"><text:span text:style-name="T92">Selecteer</text:span><text:span text:style-name="T70"> </text:span><text:span text:style-name="Strong_20_Emphasis"><text:span text:style-name="T51">1</text:span></text:span><text:span text:style-name="T111"> </text:span><text:span text:style-name="T112">Installatie voorbereiden</text:span><text:span text:style-name="T88">.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11" office:value-type="string">
            <text:p text:style-name="P32"><text:span text:style-name="T2">V</text:span><text:span text:style-name="T69">olg </text:span><text:span text:style-name="T70">de aanwijzingen op het scherm.</text:span></text:p>
          </table:table-cell>
        </table:table-row>
      </table:table>
      <text:p text:style-name="P5"/>
      <text:list text:continue-numbering="true" text:style-name="L1">
        <text:list-item>
          <text:p text:style-name="P68"><text:bookmark-start text:name="__RefNumPara__4009_1271708128"/><text:span text:style-name="Strong_20_Emphasis"><text:span text:style-name="T212">Installatie uitvoeren<text:tab/>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1" draw:text-style-name="P75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216">Start de computer op vanaf</text:span><text:span text:style-name="T216"><text:note text:id="ftn4" text:note-class="footnote"><text:note-citation>1</text:note-citation><text:note-body><text:p text:style-name="P59"><text:span text:style-name="T150">B</text:span><text:span text:style-name="T151">ootmenu/</text:span><text:span text:style-name="T150">S</text:span><text:span text:style-name="T151">etup</text:span><text:span text:style-name="T149"> via </text:span><text:span text:style-name="T147">é</text:span><text:span text:style-name="T148">é</text:span><text:span text:style-name="T150">n van de </text:span><text:span text:style-name="T152">Veelgebruikte toetsen: </text:span><text:span text:style-name="T161">Esc</text:span><text:span text:style-name="T154">, </text:span><text:span text:style-name="T161">Delete</text:span><text:span text:style-name="T154">, </text:span><text:span text:style-name="T161">F1</text:span><text:span text:style-name="T154">, </text:span><text:span text:style-name="T161">F2</text:span><text:span text:style-name="T154">, </text:span><text:span text:style-name="T161">F9</text:span><text:span text:style-name="T154">, </text:span><text:span text:style-name="T161">F10</text:span><text:span text:style-name="T154">, </text:span><text:span text:style-name="T161">F11</text:span><text:span text:style-name="T154">, of </text:span><text:span text:style-name="T161">F12</text:span></text:p></text:note-body></text:note></text:span><text:span text:style-name="T216"> </text:span><text:span text:style-name="T217">een </text:span><text:span text:style-name="T201"><text:user-field-get text:name="Distro">AlmaLinux</text:user-field-get></text:span><text:span text:style-name="T215"><text:s/></text:span><text:span text:style-name="T202"><text:user-field-get text:name="Version">9.x</text:user-field-get></text:span><text:span text:style-name="T202"><text:s/></text:span><text:span text:style-name="T203">Desktop/</text:span><text:span text:style-name="T204">Workstation</text:span><text:span text:style-name="T124"> </text:span><text:span text:style-name="T125">L</text:span><text:span text:style-name="T126">ive</text:span><text:span text:style-name="T126"><text:note text:id="ftn5" text:note-class="footnote"><text:note-citation>2</text:note-citation><text:note-body><text:p text:style-name="P46"><text:span text:style-name="T268">Vanaf ee</text:span>n <text:span text:style-name="T297">L</text:span>ive <text:span text:style-name="T296">USB</text:span><text:span text:style-name="T271">-stick</text:span><text:span text:style-name="T16"> </text:span>kunt <text:span text:style-name="T268">u opstarten en</text:span> <text:span text:style-name="T14">met </text:span><text:span text:style-name="T220"><text:user-field-get text:name="Distro">AlmaLinux</text:user-field-get></text:span><text:span text:style-name="T220"><text:s/></text:span>werken zonder enige bestanden op de harde schijf te wijzigen en maakt ook installatie van <text:span text:style-name="T220"><text:user-field-get text:name="Distro">AlmaLinux</text:user-field-get></text:span><text:span text:style-name="T220"><text:s/></text:span>mogelijk.</text:p></text:note-body></text:note></text:span><text:span text:style-name="T126"> </text:span><text:span text:style-name="T129">USB</text:span><text:span text:style-name="T127">-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127">stick</text:span><text:span text:style-name="T127"><text:note text:id="ftn6" text:note-class="footnote"><text:note-citation>3</text:note-citation><text:note-body><text:p text:style-name="P64"><text:span text:style-name="T137">Maak een opstartbare USB-stick</text:span><text:span text:style-name="T134">:</text:span><text:span text:style-name="Strong_20_Emphasis"><text:span text:style-name="T162"><text:line-break/></text:span></text:span><text:span text:style-name="Strong_20_Emphasis"><text:span text:style-name="T131">Download </text:span></text:span><text:span text:style-name="Strong_20_Emphasis"><text:span text:style-name="T136">een </text:span></text:span><text:span text:style-name="Strong_20_Emphasis"><text:span text:style-name="T139">Live Media</text:span></text:span><text:span text:style-name="terk_20_accent_20_voetnoot"><text:span text:style-name="T53"> </text:span></text:span><text:span text:style-name="terk_20_accent_20_voetnoot"><text:span text:style-name="T55">image</text:span></text:span><text:span text:style-name="Strong_20_Emphasis"><text:span text:style-name="T139"> </text:span></text:span><text:span text:style-name="terk_20_accent_20_voetnoot"><text:span text:style-name="T159">Alma</text:span></text:span><text:span text:style-name="terk_20_accent_20_voetnoot"><text:span text:style-name="T158">Linux </text:span></text:span><text:span text:style-name="terk_20_accent_20_voetnoot"><text:span text:style-name="T160">OS </text:span></text:span><text:span text:style-name="terk_20_accent_20_voetnoot"><text:span text:style-name="T158"><text:user-field-get text:name="Version">9.x</text:user-field-get></text:span></text:span><text:span text:style-name="Strong_20_Emphasis"><text:span text:style-name="T153"><text:s/></text:span></text:span><text:span text:style-name="terk_20_accent_20_voetnoot"><text:span text:style-name="T158">GNOME </text:span></text:span><text:span text:style-name="Strong_20_Emphasis"><text:span text:style-name="T132">vanaf </text:span></text:span><text:a xlink:type="simple" xlink:href="https://almalinux.org/" text:style-name="Internet_20_link" text:visited-style-name="Visited_20_Internet_20_Link"><text:span text:style-name="Strong_20_Emphasis"><text:span text:style-name="T270">almalinux.org</text:span></text:span></text:a><text:span text:style-name="Strong_20_Emphasis"><text:span text:style-name="T153">.</text:span></text:span><text:span text:style-name="Strong_20_Emphasis"><text:span text:style-name="T163"><text:line-break/></text:span></text:span><text:span text:style-name="T133">De </text:span><text:span text:style-name="T135">ver</text:span><text:span text:style-name="T133">volgstappen staan beschreven in </text:span><text:span text:style-name="terk_20_accent_20_voetnoot"><text:span text:style-name="T54">Linux informatie</text:span></text:span><text:span text:style-name="T133">, te vinden op </text:span><text:a xlink:type="simple" xlink:href="https://karelzimmer.nl/" text:style-name="Internet_20_link" text:visited-style-name="Visited_20_Internet_20_Link"><text:span text:style-name="T269">karelzimmer.nl</text:span></text:a><text:span text:style-name="T133">, onder </text:span><text:span text:style-name="terk_20_accent_20_voetnoot"><text:span text:style-name="T54">Linux</text:span></text:span><text:span text:style-name="T133">.</text:span></text:p></text:note-body></text:note></text:span><text:span text:style-name="T12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92">Selecteer</text:span><text:span text:style-name="T60"> </text:span><text:span text:style-name="Strong_20_Emphasis"><text:span text:style-name="T40">Start </text:span></text:span><text:span text:style-name="Strong_20_Emphasis"><text:span text:style-name="T41">Live</text:span></text:span><text:span text:style-name="Strong_20_Emphasis"><text:span text:style-name="T61"> </text:span></text:span><text:span text:style-name="Strong_20_Emphasis"><text:span text:style-name="T42"><text:user-field-get text:name="Distro">AlmaLinux</text:user-field-get></text:span></text:span><text:span text:style-name="Strong_20_Emphasis"><text:span text:style-name="T45"><text:s/></text:span></text:span><text:span text:style-name="Strong_20_Emphasis"><text:span text:style-name="T43"><text:user-field-get text:name="Version">9.x</text:user-field-get></text:span></text:span><text:span text:style-name="T62"><text:s/></text:span><text:span text:style-name="T104">en druk op de </text:span><text:span text:style-name="T44">Enter</text:span><text:span text:style-name="T66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1" draw:text-style-name="P75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110">Klik op </text:span><text:span text:style-name="Strong_20_Emphasis"><text:span text:style-name="T118">Install to Hard Drive</text:span></text:span><text:span text:style-name="T11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80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75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238">Bij</text:span><text:span text:style-name="T237"> </text:span><text:span text:style-name="Strong_20_Emphasis"><text:span text:style-name="T245">WEL</text:span></text:span><text:span text:style-name="Strong_20_Emphasis"><text:span text:style-name="T246">KOM</text:span></text:span><text:span text:style-name="Strong_20_Emphasis"><text:span text:style-name="T245"> </text:span></text:span><text:span text:style-name="Strong_20_Emphasis"><text:span text:style-name="T244">BIJ</text:span></text:span><text:span text:style-name="Strong_20_Emphasis"><text:span text:style-name="T236"> </text:span></text:span><text:span text:style-name="Strong_20_Emphasis"><text:span text:style-name="T242">ALMA</text:span></text:span><text:span text:style-name="Strong_20_Emphasis"><text:span text:style-name="T236">LINUX </text:span></text:span><text:span text:style-name="Strong_20_Emphasis"><text:span text:style-name="T236"><text:user-field-get text:name="Version">9.x</text:user-field-get></text:span></text:span><text:span text:style-name="T236"><text:s/>select</text:span><text:span text:style-name="T238">eer</text:span><text:span text:style-name="T239"> </text:span><text:span text:style-name="Strong_20_Emphasis"><text:span text:style-name="T243">Nederlands</text:span></text:span><text:span text:style-name="T239"> en klik</text:span><text:span text:style-name="T240"> </text:span><text:span text:style-name="T239">op</text:span><text:span text:style-name="T241"> </text:span><text:span text:style-name="Strong_20_Emphasis"><text:span text:style-name="T233">Doorgaan</text:span></text:span><text:span text:style-name="T24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1" draw:text-style-name="P75" svg:width="0.35cm" svg:height="0.35cm" draw:control="control20"/></text:span></text:p>
          </table:table-cell>
          <table:table-cell table:style-name="_32_._5f_Installatie_5f_uitvoeren.C10" office:value-type="string">
            <text:p text:style-name="Standard"><text:span text:style-name="T227">O</text:span><text:span text:style-name="T225">nder </text:span><text:span text:style-name="Strong_20_Emphasis"><text:span text:style-name="T247">SYSTEEM</text:span></text:span><text:span text:style-name="T225"> </text:span><text:span text:style-name="T227">klik </text:span><text:span text:style-name="T225">op </text:span><text:span text:style-name="Strong_20_Emphasis"><text:span text:style-name="T247">Installatiebestemming</text:span></text:span><text:span text:style-name="T22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><text:span text:style-name="T225">Controleer </text:span><text:span text:style-name="T228">de </text:span><text:span text:style-name="Strong_20_Emphasis"><text:span text:style-name="T248">Apparaatselectie</text:span></text:span><text:span text:style-name="T225"> en klik op </text:span><text:span text:style-name="Strong_20_Emphasis"><text:span text:style-name="T247">Klaar</text:span></text:span><text:span text:style-name="T22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1" draw:text-style-name="P75" svg:width="0.35cm" svg:height="0.35cm" draw:control="control21"/></text:span></text:p>
          </table:table-cell>
          <table:table-cell table:style-name="_32_._5f_Installatie_5f_uitvoeren.C10" office:value-type="string">
            <text:p text:style-name="Standard"><text:span text:style-name="T227">O</text:span><text:span text:style-name="T225">nder </text:span><text:span text:style-name="T231">SYSTEEM</text:span><text:span text:style-name="T225"> </text:span><text:span text:style-name="T227">klik </text:span><text:span text:style-name="T225">op </text:span><text:span text:style-name="T231">Netwerk &amp; hostnaam</text:span><text:span text:style-name="T22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224">V</text:span><text:span text:style-name="T222">ul </text:span><text:span text:style-name="T223">in </text:span><text:span text:style-name="Strong_20_Emphasis"><text:span text:style-name="T226">Hostnaam</text:span></text:span><text:span text:style-name="T11"> &lt;computernaam&gt;</text:span><text:span text:style-name="T230"> </text:span><text:span text:style-name="T226">en klik op </text:span><text:span text:style-name="Strong_20_Emphasis"><text:span text:style-name="T232">Toepassen</text:span></text:span><text:span text:style-name="T22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226">K</text:span><text:span text:style-name="T225">lik op </text:span><text:span text:style-name="T231">Klaar</text:span><text:span text:style-name="T22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75" svg:width="0.35cm" svg:height="0.35cm" draw:control="control26"/></text:span></text:p>
          </table:table-cell>
          <table:table-cell table:style-name="_32_._5f_Installatie_5f_uitvoeren.C17" office:value-type="string">
            <text:p text:style-name="Standard"><text:span text:style-name="T227">O</text:span><text:span text:style-name="T225">nder</text:span><text:span text:style-name="T221"> </text:span><text:span text:style-name="Strong_20_Emphasis"><text:span text:style-name="T225">GEBRUIKERSINSTELLINGEN</text:span></text:span><text:span text:style-name="T225"> </text:span><text:span text:style-name="T227">klik </text:span><text:span text:style-name="T225">op </text:span><text:span text:style-name="T231">Gebruiker aanmaken</text:span><text:span text:style-name="T22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298">Vul in </text:span><text:span text:style-name="Strong_20_Emphasis"><text:span text:style-name="Strong_20_Emphasis"><text:span text:style-name="T166">Volledige n</text:span></text:span></text:span><text:span text:style-name="Strong_20_Emphasis"><text:span text:style-name="T123">aam</text:span></text:span><text:span text:style-name="T105"> </text:span><text:span text:style-name="T18">&lt;</text:span><text:span text:style-name="T21">gebruiker</text:span><text:span text:style-name="T18">&gt;</text:span><text:span text:style-name="T106">, </text:span><text:span text:style-name="Strong_20_Emphasis"><text:span text:style-name="T164"><text:line-break/></text:span></text:span><text:span text:style-name="Strong_20_Emphasis"><text:span text:style-name="T122">Gebruikersnaam</text:span></text:span><text:span text:style-name="T105"> &lt;</text:span><text:span text:style-name="T7">gebruikersnaam&gt;</text:span><text:span text:style-name="T105">,</text:span></text:p>
            <text:p text:style-name="Standard"><text:span text:style-name="T108">vink aan </text:span><text:span text:style-name="Strong_20_Emphasis"><text:span text:style-name="T165">Maak deze gebruiker beheerde</text:span></text:span><text:span text:style-name="T117">r</text:span><text:span text:style-name="T108">,</text:span></text:p>
            <text:p text:style-name="Standard"><text:span text:style-name="T107">g</text:span><text:span text:style-name="T108">eef tweemaal een </text:span><text:span text:style-name="Strong_20_Emphasis"><text:span text:style-name="T122">wachtwoord</text:span></text:span><text:span text:style-name="T108"> </text:span><text:span text:style-name="T109">en k</text:span><text:span text:style-name="T108">lik op </text:span><text:span text:style-name="Strong_20_Emphasis"><text:span text:style-name="T117">Klaar</text:span></text:span><text:span text:style-name="T10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75" svg:width="0.35cm" svg:height="0.35cm" draw:control="control23"/></text:span></text:p>
          </table:table-cell>
          <table:table-cell table:style-name="_32_._5f_Installatie_5f_uitvoeren.C21" office:value-type="string">
            <text:p text:style-name="Standard"><text:span text:style-name="T229">Klik op </text:span><text:span text:style-name="Strong_20_Emphasis"><text:span text:style-name="T234">Begin installatie</text:span></text:span><text:span text:style-name="T22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75" svg:width="0.35cm" svg:height="0.35cm" draw:control="control28"/></text:span></text:p>
          </table:table-cell>
          <table:table-cell table:style-name="_32_._5f_Installatie_5f_uitvoeren.C21" office:value-type="string">
            <text:p text:style-name="Standard"><text:span text:style-name="T229">Klik op </text:span><text:span text:style-name="Strong_20_Emphasis"><text:span text:style-name="T235">I</text:span></text:span><text:span text:style-name="Strong_20_Emphasis"><text:span text:style-name="T234">nstallatie </text:span></text:span><text:span text:style-name="Strong_20_Emphasis"><text:span text:style-name="T235">voltooien</text:span></text:span><text:span text:style-name="T22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75" svg:width="0.35cm" svg:height="0.35cm" draw:control="control25"/></text:span></text:p>
          </table:table-cell>
          <table:table-cell table:style-name="_32_._5f_Installatie_5f_uitvoeren.C21" office:value-type="string">
            <text:p text:style-name="Standard"><text:span text:style-name="T300">Hers</text:span><text:span text:style-name="T299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7"><text:span text:style-name="Strong_20_Emphasis"><text:span text:style-name="T120">Installatie </text:span></text:span><text:span text:style-name="Strong_20_Emphasis"><text:span text:style-name="T121">afronden</text:span></text:span></text:p>
        </text:list-item>
      </text:list>
      <text:p text:style-name="P28"><text:span text:style-name="Strong_20_Emphasis"><text:span text:style-name="T5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><text:span text:style-name="Strong_20_Emphasis"><text:span text:style-name="T102"><draw:control text:anchor-type="as-char" draw:z-index="2" draw:name="Vorm24" draw:style-name="gr1" draw:text-style-name="P75" svg:width="0.35cm" svg:height="0.35cm" draw:control="control1"/></text:span></text:span></text:p>
          </table:table-cell>
          <table:table-cell table:style-name="_33_._5f_Installatie_5f_afronden.C1" office:value-type="string">
            <text:p text:style-name="P55"><text:span text:style-name="T59">Aanmelden als </text:span><text:span text:style-name="T25">&lt;</text:span><text:span text:style-name="T26">gebruiker</text:span><text:span text:style-name="T25">&gt;</text:span><text:span text:style-name="T59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1" draw:text-style-name="P75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1" draw:text-style-name="P75" svg:width="0.35cm" svg:height="0.35cm" draw:control="control16"/></text:span></text:p>
          </table:table-cell>
          <table:table-cell table:style-name="_33_._5f_Installatie_5f_afronden.C5" office:value-type="string">
            <text:p text:style-name="P73"><text:span text:style-name="T97">T</text:span><text:span text:style-name="T75">yp </text:span><text:span text:style-name="User_20_Entry"><text:span text:style-name="T38">term</text:span></text:span><text:span text:style-name="T98"> </text:span><text:span text:style-name="T97">op het activiteitenoverzicht</text:span><text:span text:style-name="T167"><text:note text:id="ftn0" text:note-class="footnote"><text:note-citation>1</text:note-citation><text:note-body><text:p text:style-name="P65"><text:span text:style-name="T184">D</text:span><text:span text:style-name="T187">ruk op d</text:span><text:span text:style-name="T184">e </text:span><text:span text:style-name="T186">Super</text:span><text:span text:style-name="T184">-toets </text:span><text:span text:style-name="T187">(</text:span><text:span text:style-name="T184">Windows, Command, </text:span><text:span text:style-name="T188">of </text:span><text:span text:style-name="T184">Vergrootglas-toets</text:span><text:span text:style-name="T185">) </text:span><text:span text:style-name="T187">of klik linksboven op </text:span><text:span text:style-name="sterk_20_accent_20_voetnoot"><text:span text:style-name="T187">Activiteiten</text:span></text:span><text:span text:style-name="T184">.</text:span></text:p></text:note-body></text:note></text:span><text:span text:style-name="T97"> </text:span><text:span text:style-name="T81">e</text:span><text:span text:style-name="T66">n </text:span><text:span text:style-name="T78">k</text:span><text:span text:style-name="T66">lik op het </text:span><text:span text:style-name="Strong_20_Emphasis"><text:span text:style-name="T119">Terminalvenster</text:span></text:span><text:span text:style-name="Strong_20_Emphasis"><text:span text:style-name="T99">-</text:span></text:span><text:span text:style-name="Strong_20_Emphasis"><text:span text:style-name="T66">pictogram</text:span></text:span><text:span text:style-name="Strong_20_Emphasis"><text:span text:style-name="T83">.</text:span></text:span><text:span text:style-name="Strong_20_Emphasis"><text:span text:style-name="T67"> 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3">Typ</text:span><text:span text:style-name="T67"> de </text:span><text:span text:style-name="T96">volgende </text:span><text:span text:style-name="T94">dri</text:span><text:span text:style-name="T68">e </text:span><text:span text:style-name="T67">opdrachten, ieder gevolgd door de </text:span><text:span text:style-name="T47">Enter</text:span><text:span text:style-name="T66">-toets: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7" office:value-type="string">
            <text:p text:style-name="P54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 table:style-name="_33_._5f_Installatie_5f_afronden.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8" office:value-type="string">
            <text:p text:style-name="P54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9" office:value-type="string">
            <text:p text:style-name="P34"><text:span text:style-name="T2">V</text:span><text:span text:style-name="T69">olg </text:span><text:span text:style-name="T70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0" office:value-type="string">
            <text:p text:style-name="P62"/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4"><text:span text:style-name="Strong_20_Emphasis"><text:span text:style-name="T102"><draw:control text:anchor-type="as-char" draw:z-index="18" draw:name="Vorm 7" draw:style-name="gr1" draw:text-style-name="P75" svg:width="0.35cm" svg:height="0.35cm" draw:control="control17"/></text:span></text:span></text:p>
          </table:table-cell>
          <table:table-cell table:style-name="_33_._5f_Installatie_5f_afronden.C11" office:value-type="string">
            <text:p text:style-name="P74"><text:span text:style-name="T97">T</text:span><text:span text:style-name="T75">yp </text:span><text:span text:style-name="User_20_Entry"><text:span text:style-name="T39">menu</text:span></text:span><text:span text:style-name="T98"> </text:span><text:span text:style-name="T97">op het activiteitenoverzicht </text:span><text:span text:style-name="T81">e</text:span><text:span text:style-name="T66">n </text:span><text:span text:style-name="T78">k</text:span><text:span text:style-name="T66">lik op het </text:span><text:span text:style-name="Strong_20_Emphasis"><text:span text:style-name="T49">Installatiem</text:span></text:span><text:span text:style-name="Strong_20_Emphasis"><text:span text:style-name="T50">enu</text:span></text:span><text:span text:style-name="Strong_20_Emphasis"><text:span text:style-name="T99">-</text:span></text:span><text:span text:style-name="Strong_20_Emphasis"><text:span text:style-name="T66">pictogram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><text:span text:style-name="Strong_20_Emphasis"><text:span text:style-name="T65"/></text:span></text:p>
          </table:table-cell>
          <table:table-cell table:style-name="_33_._5f_Installatie_5f_afronden.C12" office:value-type="string">
            <text:p text:style-name="P48"><text:span text:style-name="T92">Selecteer</text:span><text:span text:style-name="T79"> </text:span><text:span text:style-name="Strong_20_Emphasis"><text:span text:style-name="T52">3</text:span></text:span><text:span text:style-name="T113"> </text:span><text:span text:style-name="T114">Installatie</text:span><text:span text:style-name="T115"> </text:span><text:span text:style-name="T116">afronden</text:span><text:span text:style-name="T88">.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3" office:value-type="string">
            <text:p text:style-name="P32"><text:span text:style-name="T2">V</text:span><text:span text:style-name="T69">olg </text:span><text:span text:style-name="T70">de aanwijzingen op het scherm.</text:span></text:p>
          </table:table-cell>
        </table:table-row>
      </table:table>
      <text:p text:style-name="P28"><text:span text:style-name="Strong_20_Emphasis"><text:span text:style-name="T59"/></text:span></text:p>
      <text:list text:continue-numbering="true" text:style-name="L1">
        <text:list-item>
          <text:p text:style-name="P70"><text:span text:style-name="Strong_20_Emphasis"><text:span text:style-name="T1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><text:span text:style-name="Strong_20_Emphasis"><text:span text:style-name="T102"><draw:control text:anchor-type="as-char" draw:z-index="3" draw:name="Vorm40_0" draw:style-name="gr1" draw:text-style-name="P75" svg:width="0.35cm" svg:height="0.35cm" draw:control="control2"/></text:span></text:span></text:p>
          </table:table-cell>
          <table:table-cell table:style-name="Tabel2.A1" office:value-type="string">
            <text:p text:style-name="P42"><text:span text:style-name="Strong_20_Emphasis"><text:span text:style-name="T102"><draw:control text:anchor-type="as-char" draw:z-index="6" draw:name="Vorm40_ 1" draw:style-name="gr1" draw:text-style-name="P75" svg:width="0.35cm" svg:height="0.35cm" draw:control="control5"/></text:span></text:span></text:p>
          </table:table-cell>
          <table:table-cell table:style-name="Tabel2.D1" office:value-type="string">
            <text:p text:style-name="P11"><text:span text:style-name="T59">Aanmelden als </text:span><text:span text:style-name="T27">&lt;</text:span><text:span text:style-name="T28">gebruiker</text:span><text:span text:style-name="T27">&gt;</text:span><text:span text:style-name="T86"><text:note text:id="ftn8" text:note-class="footnote"><text:note-citation>1</text:note-citation><text:note-body><text:p text:style-name="P36"><text:span text:style-name="T155">E</text:span><text:span text:style-name="T157">ventuele extra </text:span><text:span text:style-name="T294">gebruiker</text:span><text:span text:style-name="T156">s </text:span><text:span text:style-name="T157">aanmelden en dezelfde stappen uitvoeren.</text:span></text:p></text:note-body></text:note></text:span><text:span text:style-name="T59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2"><text:span text:style-name="Strong_20_Emphasis"><text:span text:style-name="T101"><draw:control text:anchor-type="as-char" draw:z-index="8" draw:name="Vorm13_ 1" draw:style-name="gr1" draw:text-style-name="P75" svg:width="0.35cm" svg:height="0.35cm" draw:control="control7"/></text:span></text:span></text:p>
          </table:table-cell>
          <table:table-cell table:style-name="Tabel2.D2" office:value-type="string">
            <text:p text:style-name="P12"><text:span text:style-name="T288">Volg de welkomstschermen.</text:span><text:span text:style-name="T281"/></text:p>
          </table:table-cell>
        </table:table-row>
        <table:table-row table:style-name="Tabel2.4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5"><text:span text:style-name="Strong_20_Emphasis"><text:span text:style-name="T102"><draw:control text:anchor-type="as-char" draw:z-index="19" draw:name="Vorm 8" draw:style-name="gr1" draw:text-style-name="P75" svg:width="0.35cm" svg:height="0.35cm" draw:control="control18"/></text:span></text:span></text:p>
          </table:table-cell>
          <table:table-cell table:style-name="Tabel2.A1" office:value-type="string">
            <text:p text:style-name="P45"><text:span text:style-name="Strong_20_Emphasis"><text:span text:style-name="T102"><draw:control text:anchor-type="as-char" draw:z-index="20" draw:name="Vorm 9" draw:style-name="gr1" draw:text-style-name="P75" svg:width="0.35cm" svg:height="0.35cm" draw:control="control19"/></text:span></text:span></text:p>
          </table:table-cell>
          <table:table-cell table:style-name="Tabel2.D5" office:value-type="string">
            <text:p text:style-name="P74"><text:span text:style-name="T97">T</text:span><text:span text:style-name="T75">yp </text:span><text:span text:style-name="User_20_Entry"><text:span text:style-name="T39">menu</text:span></text:span><text:span text:style-name="T98"> </text:span><text:span text:style-name="T97">op het activiteitenoverzicht </text:span><text:span text:style-name="T81">e</text:span><text:span text:style-name="T66">n </text:span><text:span text:style-name="T78">k</text:span><text:span text:style-name="T66">lik op het </text:span><text:span text:style-name="Strong_20_Emphasis"><text:span text:style-name="T49">Installatiem</text:span></text:span><text:span text:style-name="Strong_20_Emphasis"><text:span text:style-name="T50">enu</text:span></text:span><text:span text:style-name="Strong_20_Emphasis"><text:span text:style-name="T99">-</text:span></text:span><text:span text:style-name="Strong_20_Emphasis"><text:span text:style-name="T66">pictogram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6" office:value-type="string">
            <text:p text:style-name="P9"><text:span text:style-name="T92">Selecteer</text:span><text:span text:style-name="T79"> </text:span><text:span text:style-name="Strong_20_Emphasis"><text:span text:style-name="T52">4</text:span></text:span><text:span text:style-name="T113"> </text:span><text:span text:style-name="T93">Gebruiker inrichten</text:span><text:span text:style-name="T88">.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7" office:value-type="string">
            <text:p text:style-name="P33"><text:span text:style-name="T2">V</text:span><text:span text:style-name="T69">olg </text:span><text:span text:style-name="T70">de aanwijzingen op het scherm.</text:span></text:p>
          </table:table-cell>
        </table:table-row>
      </table:table>
      <text:p text:style-name="P8"><text:span text:style-name="Strong_20_Emphasis"><text:span text:style-name="T87"/></text:span></text:p>
      <text:p text:style-name="P23"/>
      <text:p text:style-name="P24"><text:span text:style-name="T175">E</text:span><text:span text:style-name="T176">inde c</text:span><text:span text:style-name="T177">hecklist, </text:span><text:span text:style-name="T178">d</text:span><text:span text:style-name="T177">e installatie van </text:span><text:span text:style-name="T181"><text:user-field-get text:name="Distro">AlmaLinux</text:user-field-get></text:span><text:span text:style-name="T179"><text:s/></text:span><text:span text:style-name="T180"><text:user-field-get text:name="Version">9.x</text:user-field-get></text:span><text:span text:style-name="T180"><text:s/></text:span><text:span text:style-name="T182">Desktop/</text:span><text:span text:style-name="T183">Workstation</text:span><text:span text:style-name="T56"> </text:span><text:span text:style-name="T177">is voltooid.</text:span></text:p>
      <text:p text:style-name="P3"/>
      <text:list text:style-name="L2">
        <text:list-header>
          <text:p text:style-name="P71"><text:span text:style-name="T283">Geschreven door </text:span><text:a xlink:type="simple" xlink:href="mailto:info@karelzimmer.nl?subject=Checklist%20installatie%20Linux" text:style-name="Internet_20_link" text:visited-style-name="Visited_20_Internet_20_Link"><text:span text:style-name="T284">Karel Zimmer</text:span></text:a><text:span text:style-name="T285">.</text:span></text:p>
          <text:p text:style-name="P72"><text:span text:style-name="T287">Licentie </text:span><text:span text:style-name="T285">C</text:span><text:span text:style-name="T286">C0</text:span><text:span text:style-name="T285"> 1.0 </text:span><text:span text:style-name="T282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82"><text:s/></text:span><text:span text:style-name="T282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82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AlmaLinux-desktop-workstation</text:file-name></text:span><text:span text:style-name="MT2"><text:tab/></text:span><text:span text:style-name="MT1"><text:date style:data-style-name="N36" text:date-value="2025-02-28T07:56:04.931008941">28-02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28T07:56:04.780321337</dc:date>
    <meta:keyword>Installatie</meta:keyword>
    <meta:keyword>Checklist</meta:keyword>
    <meta:keyword>Linux</meta:keyword>
    <meta:editing-cycles>7023</meta:editing-cycles>
    <meta:editing-duration>P12DT22H22M58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2" meta:word-count="473" meta:character-count="3435" meta:non-whitespace-character-count="3014"/>
    <meta:user-defined meta:name="Info 1"/>
    <meta:user-defined meta:name="Info 2"/>
    <meta:user-defined meta:name="Info 3"/>
    <meta:user-defined meta:name="Info 4"/>
  </office:meta>
</office:document-meta>
</file>